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5822" officeooo:paragraph-rsid="001d5822"/>
    </style:style>
    <style:style style:name="P2" style:family="paragraph" style:parent-style-name="Standard">
      <style:text-properties officeooo:rsid="001d5822" officeooo:paragraph-rsid="003dfb6c"/>
    </style:style>
    <style:style style:name="P3" style:family="paragraph" style:parent-style-name="Standard">
      <style:text-properties officeooo:rsid="001d5822" officeooo:paragraph-rsid="00495212"/>
    </style:style>
    <style:style style:name="P4" style:family="paragraph" style:parent-style-name="Standard">
      <style:text-properties fo:font-weight="bold" officeooo:rsid="001d5822" officeooo:paragraph-rsid="001d5822" style:font-weight-asian="bold" style:font-weight-complex="bold"/>
    </style:style>
    <style:style style:name="P5" style:family="paragraph" style:parent-style-name="Standard">
      <style:text-properties fo:font-weight="normal" officeooo:rsid="00312e79" officeooo:paragraph-rsid="001f3140" style:font-weight-asian="normal" style:font-weight-complex="normal"/>
    </style:style>
    <style:style style:name="P6" style:family="paragraph" style:parent-style-name="Standard">
      <style:text-properties fo:font-weight="normal" officeooo:rsid="00312e79" officeooo:paragraph-rsid="0024226b" style:font-weight-asian="normal" style:font-weight-complex="normal"/>
    </style:style>
    <style:style style:name="P7" style:family="paragraph" style:parent-style-name="Standard">
      <style:text-properties fo:font-weight="normal" officeooo:rsid="0036c6f0" officeooo:paragraph-rsid="0036c6f0" style:font-weight-asian="normal" style:font-weight-complex="normal"/>
    </style:style>
    <style:style style:name="P8" style:family="paragraph" style:parent-style-name="Standard">
      <style:text-properties fo:color="#7f0b96" loext:opacity="100%" officeooo:rsid="001d5822" officeooo:paragraph-rsid="001d5822"/>
    </style:style>
    <style:style style:name="P9" style:family="paragraph" style:parent-style-name="Standard">
      <style:text-properties officeooo:rsid="001f3140" officeooo:paragraph-rsid="001f3140"/>
    </style:style>
    <style:style style:name="P10" style:family="paragraph" style:parent-style-name="Standard">
      <style:text-properties officeooo:rsid="002aace8" officeooo:paragraph-rsid="001d5822"/>
    </style:style>
    <style:style style:name="P11" style:family="paragraph" style:parent-style-name="Standard">
      <style:text-properties officeooo:rsid="004d1dff" officeooo:paragraph-rsid="004d1dff"/>
    </style:style>
    <style:style style:name="P12" style:family="paragraph" style:parent-style-name="Standard">
      <style:text-properties style:text-line-through-style="none" style:text-line-through-type="none" officeooo:rsid="001d5822" officeooo:paragraph-rsid="003dfb6c"/>
    </style:style>
    <style:style style:name="P13" style:family="paragraph" style:parent-style-name="Standard">
      <style:text-properties officeooo:rsid="004f8174" officeooo:paragraph-rsid="00495212"/>
    </style:style>
    <style:style style:name="P14" style:family="paragraph" style:parent-style-name="Standard">
      <style:text-properties fo:color="#c9211e" loext:opacity="100%" officeooo:rsid="00326a81" officeooo:paragraph-rsid="00326a81"/>
    </style:style>
    <style:style style:name="P15" style:family="paragraph" style:parent-style-name="Standard">
      <style:text-properties fo:color="#c9211e" loext:opacity="100%" officeooo:rsid="00326a81" officeooo:paragraph-rsid="007c99b0"/>
    </style:style>
    <style:style style:name="P16" style:family="paragraph" style:parent-style-name="Standard">
      <style:text-properties fo:color="#007a2f" loext:opacity="100%" officeooo:rsid="00326a81" officeooo:paragraph-rsid="00326a81"/>
    </style:style>
    <style:style style:name="P17" style:family="paragraph" style:parent-style-name="Standard">
      <style:text-properties fo:color="#c9211e" loext:opacity="100%" style:text-line-through-style="solid" style:text-line-through-type="single" officeooo:rsid="00326a81" officeooo:paragraph-rsid="007c99b0"/>
    </style:style>
    <style:style style:name="T1" style:family="text">
      <style:text-properties officeooo:rsid="00205b16"/>
    </style:style>
    <style:style style:name="T2" style:family="text">
      <style:text-properties officeooo:rsid="00349900"/>
    </style:style>
    <style:style style:name="T3" style:family="text">
      <style:text-properties officeooo:rsid="003919bb"/>
    </style:style>
    <style:style style:name="T4" style:family="text">
      <style:text-properties officeooo:rsid="003d2302"/>
    </style:style>
    <style:style style:name="T5" style:family="text">
      <style:text-properties officeooo:rsid="003dfb6c"/>
    </style:style>
    <style:style style:name="T6" style:family="text">
      <style:text-properties officeooo:rsid="003ec438"/>
    </style:style>
    <style:style style:name="T7" style:family="text">
      <style:text-properties officeooo:rsid="00419f88"/>
    </style:style>
    <style:style style:name="T8" style:family="text">
      <style:text-properties officeooo:rsid="00495212"/>
    </style:style>
    <style:style style:name="T9" style:family="text">
      <style:text-properties officeooo:rsid="004c195e"/>
    </style:style>
    <style:style style:name="T10" style:family="text">
      <style:text-properties officeooo:rsid="004d1dff"/>
    </style:style>
    <style:style style:name="T11" style:family="text">
      <style:text-properties officeooo:rsid="00700440"/>
    </style:style>
    <style:style style:name="T12" style:family="text">
      <style:text-properties officeooo:rsid="00756ca7"/>
    </style:style>
    <style:style style:name="T13" style:family="text">
      <style:text-properties officeooo:rsid="00788a25"/>
    </style:style>
    <style:style style:name="T14" style:family="text">
      <style:text-properties fo:color="#8f019d" loext:opacity="100%" style:text-line-through-style="none" style:text-line-through-type="none" fo:font-style="normal" fo:font-weight="bold" officeooo:rsid="007c99b0" style:font-style-asian="normal" style:font-weight-asian="bold" style:font-style-complex="normal" style:font-weight-complex="bold"/>
    </style:style>
    <style:style style:name="T15" style:family="text">
      <style:text-properties fo:color="#8f019d" loext:opacity="100%" fo:font-style="normal" fo:font-weight="bold" officeooo:rsid="007c99b0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- <text:span text:style-name="T15">Utiliser le compare gpkg de la branche orcult_quality</text:span></text:p>
      <text:p text:style-name="P15"><text:span text:style-name="T14"/></text:p>
      <text:p text:style-name="P16">- <text:span text:style-name="T4">Maintenant le code fonctionne avec dans input_file .lst et .tif (avant ça fonctionnait juste avec des .lst)</text:span></text:p>
      <text:p text:style-name="P14"/>
      <text:p text:style-name="P16">- <text:span text:style-name="T12">J’avais un problème en comparant les gpkg, il n’étaient pas égaux car ma sortie était en avance de 2h par rapport à la référence, j’ai modifié le code source pour que les heures de sorties soient converties au bon fuseau horaire (ligne 49</text:span><text:span text:style-name="T13">6</text:span><text:span text:style-name="T12"> de SunMapGenerator.py) </text:span></text:p>
      <text:p text:style-name="P1"/>
      <text:p text:style-name="P12">- <text:span text:style-name="T5">J’ai changé</text:span> <text:span text:style-name="T5">NOM_</text:span>DALLE par TILE_NAME </text:p>
      <text:p text:style-name="P12"/>
      <text:p text:style-name="P12">- <text:span text:style-name="T6">J’ai </text:span>supprim<text:span text:style-name="T6">é</text:span> l’argument <text:span text:style-name="T6">inutilisé</text:span> mosaic et le code qui y était lié</text:p>
      <text:p text:style-name="P2"/>
      <text:p text:style-name="P2">- <text:span text:style-name="T7">J’ai fait le taux de couverture des tests : on obtient 75 % en rajoutant un test qui prend un tif en entrée</text:span></text:p>
      <text:p text:style-name="P1"/>
      <text:p text:style-name="P3">- <text:span text:style-name="T8">J’ai fait</text:span><text:span text:style-name="T2"> la code quality, </text:span><text:span text:style-name="T10">tous les tests de qualité pour avoir l’étiquette « Stable » sur Pluto passent (comment j’ai fait pour avoir une coverage de 71 % du code) donc les tests que tu m’as fourni sont suffisants ! </text:span></text:p>
      <text:p text:style-name="P13"/>
      <text:p text:style-name="P11"/>
      <text:p text:style-name="P1">- - - -- - - - - - - - - - - - - - </text:p>
      <text:p text:style-name="P10"/>
      <text:p text:style-name="P8"/>
      <text:p text:style-name="P4">A rajouter dans la doc : </text:p>
      <text:p text:style-name="P4"/>
      <text:p text:style-name="P1">* rajouter le param tiles_file</text:p>
      <text:p text:style-name="P1">* expliciter le besoin du paramètre area (time zone)</text:p>
      <text:p text:style-name="P1">* préciser que le pas pour date et time doit être &gt;0</text:p>
      <text:p text:style-name="P1">*préciser que n_occ doit être &gt;=3</text:p>
      <text:p text:style-name="P1">* expliciter contrainte sur le shapefile des tiles (attribut avec le nom de la tuile)</text:p>
      <text:p text:style-name="P1"/>
      <text:p text:style-name="P9"/>
      <text:p text:style-name="P5">python src/eolabtools/sun_map_generation/SunMapGenerator.py --<text:span text:style-name="T1">d</text:span>igital_surface_model /home/ecadaux/Documents/work/eolabtools/eolabtools/tests/data/SunMapGen/test_data/test_2tile<text:span text:style-name="T3">s</text:span>_low_res/listing_2tiles.lst --tiles_file /home/ecadaux/Documents/work/eolabtools/eolabtools/tests/data/SunMapGen/test_data/test_2tiles_low_res/2tiles.shp --area Paris --date 2024-08-31 2024-08-31 1 --time 08:00 9:00 60 --nb_cores 32 --occ_changes 3 --output_dir /home/ecadaux/Documents/work/eolabtools/eolabtools/tests/data/SunMapGen/test_out/test_2tiles_low_res/</text:p>
      <text:p text:style-name="P5"/>
      <text:p text:style-name="P5"/>
      <text:p text:style-name="P5">python src/eolabtools/sun_map_generation/SunMapGenerator.py --digital_surface_model /home/ecadaux/Documents/work/eolabtools/eolabtools/tests/data/SunMapGen/test_data/test_1tile_low_res/listing_1tile.lst --tiles_file /home/ecadaux/Documents/work/eolabtools/eolabtools/tests/data/SunMapGen/test_data/test_1tile_low_res/1tile.shp --area Paris --da<text:span text:style-name="T1">t</text:span>e 2024-08-03 2024-08-04 1 --time 08:00 17:00 120 --nb_cores 32 --occ_changes 3 --output_dir /home/ecadaux/Documents/work/eolabtools/eolabtools/tests/data/SunMapGen/test_out/test_1tile_low_res<text:span text:style-name="T9">_</text:span><text:span text:style-name="T11">lst</text:span>/</text:p>
      <text:p text:style-name="P5"/>
      <text:p text:style-name="P6"><text:soft-page-break/></text:p>
      <text:p text:style-name="P6">rastertools hs /home/ecadaux/Documents/work/eolabtools/eolabtools/tests/data/SunMapGen/test_out/test_1tile_low_res/75-2021-0659-6861-LA93-0M50.tif --elevation 13.625663049795266 --azimuth 79.0263678669364 --resolution 5.0 -o /home/ecadaux/Documents/work/eolabtools/eolabtools/tests/data/SunMapGen/test_out/test_1tile_low_res/ -ws 2048 --radius 41</text:p>
      <text:p text:style-name="P6"/>
      <text:p text:style-name="P6">rastertools hs /home/ecadaux/Documents/work/eolabtools/eolabtools/tests/data/SunMapGen/test_out/test_1tile_low_res/75-2021-0659-6861-LA93-0M50.tif --elevation 13.625663049795266 --azimuth 79.0263678669364 --resolution 5.0 -o /home/ecadaux/Documents/work/eolabtools/eolabtools/tests/data/SunMapGen/test_out/test_1tile_low_res/ -ws 2048 --radius 41</text:p>
      <text:p text:style-name="P6"/>
      <text:p text:style-name="P6">rastertools hs /home/ecadaux/Documents/work/eolabtools/eolabtools/tests/data/SunMapGen/test_out/test_1tile_low_res/75-2021-0659-6861-LA93-0M50.tif --elevation 33.18498976178929 --azimuth 101.9271588709104 --resolution 5.0 -o /home/ecadaux/Documents/work/eolabtools/eolabtools/tests/data/SunMapGen/test_out/test_1tile_low_res/ -ws 2048 --radius 15</text:p>
      <text:p text:style-name="P6"/>
      <text:p text:style-name="P6">rastertools hs /home/ecadaux/Documents/work/eolabtools/eolabtools/tests/data/SunMapGen/test_out/test_1tile_low_res/75-2021-0659-6861-LA93-0M50.tif --elevation 33.18498976178929 --azimuth 101.9271588709104 --resolution 5.0 -o /home/ecadaux/Documents/work/eolabtools/eolabtools/tests/data/SunMapGen/test_out/test_1tile_low_res/ -ws 2048 --radius 15</text:p>
      <text:p text:style-name="P6"/>
      <text:p text:style-name="P6">rastertools hs /home/ecadaux/Documents/work/eolabtools/eolabtools/tests/data/SunMapGen/test_out/test_1tile_low_res/75-2021-0659-6861-LA93-0M50.tif --elevation 50.645217488051735 --azimuth 132.9557110626595 --resolution 5.0 -o /home/ecadaux/Documents/work/eolabtools/eolabtools/tests/data/SunMapGen/test_out/test_1tile_low_res/ -ws 2048 --radius 8</text:p>
      <text:p text:style-name="P6"/>
      <text:p text:style-name="P6">rastertools hs /home/ecadaux/Documents/work/eolabtools/eolabtools/tests/data/SunMapGen/test_out/test_1tile_low_res/75-2021-0659-6861-LA93-0M50.tif --elevation 50.645217488051735 --azimuth 132.9557110626595 --resolution 5.0 -o /home/ecadaux/Documents/work/eolabtools/eolabtools/tests/data/SunMapGen/test_out/test_1tile_low_res/ -ws 2048 --radius 8</text:p>
      <text:p text:style-name="P6"/>
      <text:p text:style-name="P6">rastertools hs /home/ecadaux/Documents/work/eolabtools/eolabtools/tests/data/SunMapGen/test_out/test_1tile_low_res/75-2021-0659-6861-LA93-0M50.tif --elevation 58.449897067706885 --azimuth 181.65554724111905 --resolution 5.0 -o /home/ecadaux/Documents/work/eolabtools/eolabtools/tests/data/SunMapGen/test_out/test_1tile_low_res/ -ws 2048 --radius 6</text:p>
      <text:p text:style-name="P6"/>
      <text:p text:style-name="P6">rastertools hs /home/ecadaux/Documents/work/eolabtools/eolabtools/tests/data/SunMapGen/test_out/test_1tile_low_res/75-2021-0659-6861-LA93-0M50.tif --elevation 58.449897067706885 --azimuth 181.65554724111905 --resolution 5.0 -o /home/ecadaux/Documents/work/eolabtools/eolabtools/tests/data/SunMapGen/test_out/test_1tile_low_res/ -ws 2048 --radius 6</text:p>
      <text:p text:style-name="P6"/>
      <text:p text:style-name="P6">rastertools hs /home/ecadaux/Documents/work/eolabtools/eolabtools/tests/data/SunMapGen/test_out/test_1tile_low_res/75-2021-0659-6861-LA93-0M50.tif --elevation 49.71750021384558 --azimuth 229.33002176099794 --resolution 5.0 -o <text:soft-page-break/>/home/ecadaux/Documents/work/eolabtools/eolabtools/tests/data/SunMapGen/test_out/test_1tile_low_res/ -ws 2048 --radius 8</text:p>
      <text:p text:style-name="P6"/>
      <text:p text:style-name="P6">rastertools hs /home/ecadaux/Documents/work/eolabtools/eolabtools/tests/data/SunMapGen/test_out/test_1tile_low_res/75-2021-0659-6861-LA93-0M50.tif --elevation 49.71750021384558 --azimuth 229.33002176099794 --resolution 5.0 -o /home/ecadaux/Documents/work/eolabtools/eolabtools/tests/data/SunMapGen/test_out/test_1tile_low_res/ -ws 2048 --radius 8</text:p>
      <text:p text:style-name="P6"/>
      <text:p text:style-name="P6">rastertools hs /home/ecadaux/Documents/work/eolabtools/eolabtools/tests/data/SunMapGen/test_out/test_1tile_low_res/75-2021-0659-6861-LA93-0M50.tif --elevation 13.445019914174061 --azimuth 79.22790625877596 --resolution 5.0 -o /home/ecadaux/Documents/work/eolabtools/eolabtools/tests/data/SunMapGen/test_out/test_1tile_low_res/ -ws 2048 --radius 41</text:p>
      <text:p text:style-name="P6"/>
      <text:p text:style-name="P6">rastertools hs /home/ecadaux/Documents/work/eolabtools/eolabtools/tests/data/SunMapGen/test_out/test_1tile_low_res/75-2021-0659-6861-LA93-0M50.tif --elevation 13.445019914174061 --azimuth 79.22790625877596 --resolution 5.0 -o /home/ecadaux/Documents/work/eolabtools/eolabtools/tests/data/SunMapGen/test_out/test_1tile_low_res/ -ws 2048 --radius 41</text:p>
      <text:p text:style-name="P6"/>
      <text:p text:style-name="P6">rastertools hs /home/ecadaux/Documents/work/eolabtools/eolabtools/tests/data/SunMapGen/test_out/test_1tile_low_res/75-2021-0659-6861-LA93-0M50.tif --elevation 33.00275348454418 --azimuth 102.16068303863314 --resolution 5.0 -o /home/ecadaux/Documents/work/eolabtools/eolabtools/tests/data/SunMapGen/test_out/test_1tile_low_res/ -ws 2048 --radius 15</text:p>
      <text:p text:style-name="P6"/>
      <text:p text:style-name="P6">rastertools hs /home/ecadaux/Documents/work/eolabtools/eolabtools/tests/data/SunMapGen/test_out/test_1tile_low_res/75-2021-0659-6861-LA93-0M50.tif --elevation 33.00275348454418 --azimuth 102.16068303863314 --resolution 5.0 -o /home/ecadaux/Documents/work/eolabtools/eolabtools/tests/data/SunMapGen/test_out/test_1tile_low_res/ -ws 2048 --radius 15</text:p>
      <text:p text:style-name="P6"/>
      <text:p text:style-name="P6">rastertools hs /home/ecadaux/Documents/work/eolabtools/eolabtools/tests/data/SunMapGen/test_out/test_1tile_low_res/75-2021-0659-6861-LA93-0M50.tif --elevation 50.42557909491164 --azimuth 133.19681674036096 --resolution 5.0 -o /home/ecadaux/Documents/work/eolabtools/eolabtools/tests/data/SunMapGen/test_out/test_1tile_low_res/ -ws 2048 --radius 8</text:p>
      <text:p text:style-name="P6"/>
      <text:p text:style-name="P6">rastertools hs /home/ecadaux/Documents/work/eolabtools/eolabtools/tests/data/SunMapGen/test_out/test_1tile_low_res/75-2021-0659-6861-LA93-0M50.tif --elevation 50.42557909491164 --azimuth 133.19681674036096 --resolution 5.0 -o /home/ecadaux/Documents/work/eolabtools/eolabtools/tests/data/SunMapGen/test_out/test_1tile_low_res/ -ws 2048 --radius 8</text:p>
      <text:p text:style-name="P6"/>
      <text:p text:style-name="P6">rastertools hs /home/ecadaux/Documents/work/eolabtools/eolabtools/tests/data/SunMapGen/test_out/test_1tile_low_res/75-2021-0659-6861-LA93-0M50.tif --elevation 58.18219463337741 --azimuth 181.68738958302964 --resolution 5.0 -o /home/ecadaux/Documents/work/eolabtools/eolabtools/tests/data/SunMapGen/test_out/test_1tile_low_res/ -ws 2048 --radius 6</text:p>
      <text:p text:style-name="P6"/>
      <text:p text:style-name="P6"><text:soft-page-break/>rastertools hs /home/ecadaux/Documents/work/eolabtools/eolabtools/tests/data/SunMapGen/test_out/test_1tile_low_res/75-2021-0659-6861-LA93-0M50.tif --elevation 58.18219463337741 --azimuth 181.68738958302964 --resolution 5.0 -o /home/ecadaux/Documents/work/eolabtools/eolabtools/tests/data/SunMapGen/test_out/test_1tile_low_res/ -ws 2048 --radius 6</text:p>
      <text:p text:style-name="P6"/>
      <text:p text:style-name="P6">rastertools hs /home/ecadaux/Documents/work/eolabtools/eolabtools/tests/data/SunMapGen/test_out/test_1tile_low_res/75-2021-0659-6861-LA93-0M50.tif --elevation 49.47749761169509 --azimuth 229.14391276649343 --resolution 5.0 -o /home/ecadaux/Documents/work/eolabtools/eolabtools/tests/data/SunMapGen/test_out/test_1tile_low_res/ -ws 2048 --radius 8</text:p>
      <text:p text:style-name="P6"/>
      <text:p text:style-name="P6"/>
      <text:p text:style-name="P7">2 premières lignes de l’input data reférence : </text:p>
      <text:p text:style-name="P7"/>
      <text:p text:style-name="P6">[[66.42139 <text:s/>66.42139 <text:s/>66.42139 <text:s/>66.42139 <text:s/>66.42139 <text:s/>66.42139 <text:s/>66.42139</text:p>
      <text:p text:style-name="P6"><text:s text:c="2"/>66.42139 <text:s/>66.42139 <text:s/>66.42139 <text:s/>66.42139 <text:s/>66.42139 <text:s/>66.42139 <text:s/>66.42139</text:p>
      <text:p text:style-name="P6"><text:s text:c="2"/>66.42139 <text:s/>66.42139 <text:s/>66.42139 <text:s/>66.42139 <text:s/>66.42139 <text:s/>66.42139 <text:s/>66.42139</text:p>
      <text:p text:style-name="P6"><text:s text:c="2"/>66.42139 <text:s/>66.42139 <text:s/>66.42139 <text:s/>66.42139 <text:s/>66.42139 <text:s/>66.42139 <text:s/>66.42139</text:p>
      <text:p text:style-name="P6"><text:s text:c="2"/>66.42139 <text:s/>66.42139 <text:s/>66.42139 <text:s/>66.42139 <text:s/>66.42139 <text:s/>66.42139 <text:s/>66.42139</text:p>
      <text:p text:style-name="P6"><text:s text:c="2"/>66.42139 <text:s/>66.42139 <text:s/>66.42139 <text:s/>66.42139 <text:s/>66.42139 <text:s/>66.42139 <text:s/>66.42139</text:p>
      <text:p text:style-name="P6"><text:s text:c="2"/>66.3833 <text:s text:c="2"/>64.33447 <text:s/>64.22998 <text:s/>67.20557 <text:s/>66.76904 <text:s/>69.26514 <text:s/>69.45752</text:p>
      <text:p text:style-name="P6"><text:s text:c="2"/>69.40381 <text:s/>68.00928 <text:s/>65.723145 66.714355 69.998535 69.87744 <text:s/>70.23682</text:p>
      <text:p text:style-name="P6"><text:s text:c="2"/>70.526855 70.73193 <text:s/>70.22705 <text:s/>70.86377 <text:s/>72.40576 <text:s/>75.54736 <text:s/>74.3042</text:p>
      <text:p text:style-name="P6"><text:s text:c="2"/>73.7583 <text:s text:c="2"/>74.07666 <text:s/>71.680176 64.57959 <text:s/>59.125732 61.16089 <text:s/>67.67334</text:p>
      <text:p text:style-name="P6"><text:s text:c="2"/>61.33911 <text:s/>54.721924 54.65747 <text:s/>54.729736 54.939697 55.06958 <text:s/>54.744873</text:p>
      <text:p text:style-name="P6"><text:s text:c="2"/>55.0271 <text:s text:c="2"/>54.9104 <text:s text:c="2"/>54.908936 54.530518 55.020752 54.94507 <text:s/>54.923584</text:p>
      <text:p text:style-name="P6"><text:s text:c="2"/>55.125244 55.229736 55.096924 55.0896 <text:s text:c="2"/>54.979736 55.020264 62.216064</text:p>
      <text:p text:style-name="P6"><text:s text:c="2"/>62.674072 58.142822 55.24048 <text:s/>55.428467 55.24243 <text:s/>55.52661 <text:s/>55.065186</text:p>
      <text:p text:style-name="P6"><text:s text:c="2"/>55.08374 <text:s/>54.91382 <text:s/>55.05298 <text:s/>58.183838 55.20874 <text:s/>55.133545 55.17456</text:p>
      <text:p text:style-name="P6"><text:s text:c="2"/>55.11206 <text:s/>55.04663 <text:s/>55.05493 <text:s/>55.147705 55.298096 55.246338 64.720215</text:p>
      <text:p text:style-name="P6"><text:s text:c="2"/>67.01709 <text:s/>64.34131 <text:s/>55.923096 55.57788 <text:s/>65.14502 <text:s/>63.33374 <text:s/>59.468018</text:p>
      <text:p text:style-name="P6"><text:s text:c="2"/>59.869385 61.395752 59.64966 <text:s/>60.588135 61.976807 63.073486 80.270996</text:p>
      <text:p text:style-name="P6"><text:s text:c="2"/>80.60986 <text:s/>78.927246 72.45752 <text:s/>61.778076 58.885986 59.388916 58.49878</text:p>
      <text:p text:style-name="P6"><text:s text:c="2"/>61.63208 <text:s/>66.13135 <text:s/>73.08252 <text:s/>59.608154 72.43799 <text:s/>62.341064 57.968018</text:p>
      <text:p text:style-name="P6"><text:s text:c="2"/>58.294678 62.06372 <text:s/>62.158447 62.55835 <text:s/>62.019287 59.386475 59.193604</text:p>
      <text:p text:style-name="P6"><text:s text:c="2"/>62.263428 69.35889 <text:s/>68.01807 <text:s/>73.54736 <text:s/>78.739746 79.28467 <text:s/>79.85303</text:p>
      <text:p text:style-name="P6"><text:s text:c="2"/>79.73486 <text:s/>70.55615 <text:s/>59.79419 <text:s/>57.37671 <text:s/>57.311768 57.710693 62.701416</text:p>
      <text:p text:style-name="P6"><text:s text:c="2"/>82.160645 81.930176 61.267822 62.081787 60.332764 59.53882 <text:s/>64.666504</text:p>
      <text:p text:style-name="P6"><text:s text:c="2"/>69.87744 <text:s/>68.70654 <text:s/>59.00171 <text:s/>58.71167 <text:s/>58.158936 59.575928 58.404053</text:p>
      <text:p text:style-name="P6"><text:s text:c="2"/>58.421143 59.655518 58.332764 82.504395 82.59131 <text:s/>82.55127 <text:s/>76.49072</text:p>
      <text:p text:style-name="P6"><text:s text:c="2"/>66.42334 <text:s/>65.75049 <text:s/>63.36206 <text:s/>58.53784 <text:s/>70.407715 76.90967 <text:s/>81.089355</text:p>
      <text:p text:style-name="P6"><text:s text:c="2"/>81.87256 <text:s/>81.10303 <text:s/>81.311035 82.35303 <text:s/>82.73096 <text:s/>81.70166 <text:s/>79.47119</text:p>
      <text:p text:style-name="P6"><text:s text:c="2"/>74.53662 <text:s/>72.26904 <text:s/>58.74341 <text:s/>63.83423 <text:s/>63.099854 62.49048 <text:s/>62.98413</text:p>
      <text:p text:style-name="P6"><text:s text:c="2"/>64.595215 68.85498 <text:s/>65.5083 <text:s text:c="2"/>67.66943 <text:s/>66.83252 <text:s/>66.3042 <text:s text:c="2"/>63.236572</text:p>
      <text:p text:style-name="P6"><text:s text:c="2"/>58.03784 <text:s/>58.118896 59.424072 62.94702 <text:s/>67.566895 74.36963 <text:s/>78.26416</text:p>
      <text:p text:style-name="P6"><text:s text:c="2"/>78.49756 <text:s/>73.348145 68.663574 63.74048 <text:s/>60.337646 65.48096 <text:s/>64.867676</text:p>
      <text:p text:style-name="P6"><text:s text:c="2"/>65.39111 <text:s/>64.31201 <text:s/>61.847412 58.971436 57.45337 <text:s/>61.574463 61.798096</text:p>
      <text:p text:style-name="P6"><text:s text:c="2"/>58.37329 <text:s/>58.33618 <text:s/>59.81128 <text:s/>64.979004 78.03174 <text:s/>78.072754 67.73779</text:p>
      <text:p text:style-name="P6"><text:s text:c="2"/>66.32764 <text:s/>58.95337 <text:s/>63.033936 63.033936 63.033936 63.033936 63.033936</text:p>
      <text:p text:style-name="P6"><text:s text:c="2"/>63.033936 63.033936 63.033936 63.033936 63.033936 63.033936 63.033936</text:p>
      <text:p text:style-name="P6"><text:s text:c="2"/>63.033936 63.033936 63.033936 63.033936 63.033936 63.033936 63.033936</text:p>
      <text:p text:style-name="P6"><text:soft-page-break/><text:s text:c="2"/>63.033936 63.033936 63.033936 63.033936 63.033936 63.033936 63.033936</text:p>
      <text:p text:style-name="P6"><text:s text:c="2"/>63.033936 63.033936 63.033936 63.033936 63.033936 63.033936 63.033936</text:p>
      <text:p text:style-name="P6"><text:s text:c="2"/>63.033936 63.033936 63.033936 63.033936 63.033936 63.033936 63.033936</text:p>
      <text:p text:style-name="P6"><text:s text:c="2"/>63.033936 63.033936]</text:p>
      <text:p text:style-name="P6"><text:s/>[66.42139 <text:s/>66.42139 <text:s/>66.42139 <text:s/>66.42139 <text:s/>66.42139 <text:s/>66.42139 <text:s/>66.42139</text:p>
      <text:p text:style-name="P6"><text:s text:c="2"/>66.42139 <text:s/>66.42139 <text:s/>66.42139 <text:s/>66.42139 <text:s/>66.42139 <text:s/>66.42139 <text:s/>66.42139</text:p>
      <text:p text:style-name="P6"><text:s text:c="2"/>66.42139 <text:s/>66.42139 <text:s/>66.42139 <text:s/>66.42139 <text:s/>66.42139 <text:s/>66.42139 <text:s/>66.42139</text:p>
      <text:p text:style-name="P6"><text:s text:c="2"/>66.42139 <text:s/>66.42139 <text:s/>66.42139 <text:s/>66.42139 <text:s/>66.42139 <text:s/>66.42139 <text:s/>66.42139</text:p>
      <text:p text:style-name="P6"><text:s text:c="2"/>66.42139 <text:s/>66.42139 <text:s/>66.42139 <text:s/>66.42139 <text:s/>66.42139 <text:s/>66.42139 <text:s/>66.42139</text:p>
      <text:p text:style-name="P6"><text:s text:c="2"/>66.42139 <text:s/>66.42139 <text:s/>66.42139 <text:s/>66.42139 <text:s/>66.42139 <text:s/>66.42139 <text:s/>66.42139</text:p>
      <text:p text:style-name="P6"><text:s text:c="2"/>66.3833 <text:s text:c="2"/>64.33447 <text:s/>64.22998 <text:s/>67.20557 <text:s/>66.76904 <text:s/>69.26514 <text:s/>69.45752</text:p>
      <text:p text:style-name="P6"><text:s text:c="2"/>69.40381 <text:s/>68.00928 <text:s/>65.723145 66.714355 69.998535 69.87744 <text:s/>70.23682</text:p>
      <text:p text:style-name="P6"><text:s text:c="2"/>70.526855 70.73193 <text:s/>70.22705 <text:s/>70.86377 <text:s/>72.40576 <text:s/>75.54736 <text:s/>74.3042</text:p>
      <text:p text:style-name="P6"><text:s text:c="2"/>73.7583 <text:s text:c="2"/>74.07666 <text:s/>71.680176 64.57959 <text:s/>59.125732 61.16089 <text:s/>67.67334</text:p>
      <text:p text:style-name="P6"><text:s text:c="2"/>61.33911 <text:s/>54.721924 54.65747 <text:s/>54.729736 54.939697 55.06958 <text:s/>54.744873</text:p>
      <text:p text:style-name="P6"><text:s text:c="2"/>55.0271 <text:s text:c="2"/>54.9104 <text:s text:c="2"/>54.908936 54.530518 55.020752 54.94507 <text:s/>54.923584</text:p>
      <text:p text:style-name="P6"><text:s text:c="2"/>55.125244 55.229736 55.096924 55.0896 <text:s text:c="2"/>54.979736 55.020264 62.216064</text:p>
      <text:p text:style-name="P6"><text:s text:c="2"/>62.674072 58.142822 55.24048 <text:s/>55.428467 55.24243 <text:s/>55.52661 <text:s/>55.065186</text:p>
      <text:p text:style-name="P6"><text:s text:c="2"/>55.08374 <text:s/>54.91382 <text:s/>55.05298 <text:s/>58.183838 55.20874 <text:s/>55.133545 55.17456</text:p>
      <text:p text:style-name="P6"><text:s text:c="2"/>55.11206 <text:s/>55.04663 <text:s/>55.05493 <text:s/>55.147705 55.298096 55.246338 64.720215</text:p>
      <text:p text:style-name="P6"><text:s text:c="2"/>67.01709 <text:s/>64.34131 <text:s/>55.923096 55.57788 <text:s/>65.14502 <text:s/>63.33374 <text:s/>59.468018</text:p>
      <text:p text:style-name="P6"><text:s text:c="2"/>59.869385 61.395752 59.64966 <text:s/>60.588135 61.976807 63.073486 80.270996</text:p>
      <text:p text:style-name="P6"><text:s text:c="2"/>80.60986 <text:s/>78.927246 72.45752 <text:s/>61.778076 58.885986 59.388916 58.49878</text:p>
      <text:p text:style-name="P6"><text:s text:c="2"/>61.63208 <text:s/>66.13135 <text:s/>73.08252 <text:s/>59.608154 72.43799 <text:s/>62.341064 57.968018</text:p>
      <text:p text:style-name="P6"><text:s text:c="2"/>58.294678 62.06372 <text:s/>62.158447 62.55835 <text:s/>62.019287 59.386475 59.193604</text:p>
      <text:p text:style-name="P6"><text:s text:c="2"/>62.263428 69.35889 <text:s/>68.01807 <text:s/>73.54736 <text:s/>78.739746 79.28467 <text:s/>79.85303</text:p>
      <text:p text:style-name="P6"><text:s text:c="2"/>79.73486 <text:s/>70.55615 <text:s/>59.79419 <text:s/>57.37671 <text:s/>57.311768 57.710693 62.701416</text:p>
      <text:p text:style-name="P6"><text:s text:c="2"/>82.160645 81.930176 61.267822 62.081787 60.332764 59.53882 <text:s/>64.666504</text:p>
      <text:p text:style-name="P6"><text:s text:c="2"/>69.87744 <text:s/>68.70654 <text:s/>59.00171 <text:s/>58.71167 <text:s/>58.158936 59.575928 58.404053</text:p>
      <text:p text:style-name="P6"><text:s text:c="2"/>58.421143 59.655518 58.332764 82.504395 82.59131 <text:s/>82.55127 <text:s/>76.49072</text:p>
      <text:p text:style-name="P6"><text:s text:c="2"/>66.42334 <text:s/>65.75049 <text:s/>63.36206 <text:s/>58.53784 <text:s/>70.407715 76.90967 <text:s/>81.089355</text:p>
      <text:p text:style-name="P6"><text:s text:c="2"/>81.87256 <text:s/>81.10303 <text:s/>81.311035 82.35303 <text:s/>82.73096 <text:s/>81.70166 <text:s/>79.47119</text:p>
      <text:p text:style-name="P6"><text:s text:c="2"/>74.53662 <text:s/>72.26904 <text:s/>58.74341 <text:s/>63.83423 <text:s/>63.099854 62.49048 <text:s/>62.98413</text:p>
      <text:p text:style-name="P6"><text:s text:c="2"/>64.595215 68.85498 <text:s/>65.5083 <text:s text:c="2"/>67.66943 <text:s/>66.83252 <text:s/>66.3042 <text:s text:c="2"/>63.236572</text:p>
      <text:p text:style-name="P6"><text:s text:c="2"/>58.03784 <text:s/>58.118896 59.424072 62.94702 <text:s/>67.566895 74.36963 <text:s/>78.26416</text:p>
      <text:p text:style-name="P6"><text:s text:c="2"/>78.49756 <text:s/>73.348145 68.663574 63.74048 <text:s/>60.337646 65.48096 <text:s/>64.867676</text:p>
      <text:p text:style-name="P6"><text:s text:c="2"/>65.39111 <text:s/>64.31201 <text:s/>61.847412 58.971436 57.45337 <text:s/>61.574463 61.798096</text:p>
      <text:p text:style-name="P6"><text:s text:c="2"/>58.37329 <text:s/>58.33618 <text:s/>59.81128 <text:s/>64.979004 78.03174 <text:s/>78.072754 67.73779</text:p>
      <text:p text:style-name="P6"><text:s text:c="2"/>66.32764 <text:s/>58.95337 <text:s/>63.033936 63.033936 63.033936 63.033936 63.033936</text:p>
      <text:p text:style-name="P6"><text:s text:c="2"/>63.033936 63.033936 63.033936 63.033936 63.033936 63.033936 63.033936</text:p>
      <text:p text:style-name="P6"><text:s text:c="2"/>63.033936 63.033936 63.033936 63.033936 63.033936 63.033936 63.033936</text:p>
      <text:p text:style-name="P6"><text:s text:c="2"/>63.033936 63.033936 63.033936 63.033936 63.033936 63.033936 63.033936</text:p>
      <text:p text:style-name="P6"><text:s text:c="2"/>63.033936 63.033936 63.033936 63.033936 63.033936 63.033936 63.033936</text:p>
      <text:p text:style-name="P6"><text:s text:c="2"/>63.033936 63.033936 63.033936 63.033936 63.033936 63.033936 63.033936</text:p>
      <text:p text:style-name="P6"><text:s text:c="2"/>63.033936 63.033936]]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4:13:26.524844983</meta:creation-date>
    <meta:generator>LibreOffice/24.2.7.2$Linux_X86_64 LibreOffice_project/420$Build-2</meta:generator>
    <dc:date>2025-06-16T18:20:19.566581244</dc:date>
    <meta:editing-duration>P1DT5H57M17S</meta:editing-duration>
    <meta:editing-cycles>31</meta:editing-cycles>
    <meta:document-statistic meta:table-count="0" meta:image-count="0" meta:object-count="0" meta:page-count="5" meta:paragraph-count="118" meta:word-count="1221" meta:character-count="14572" meta:non-whitespace-character-count="13110"/>
  </office:meta>
</office:document-meta>
</file>